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>
      <style:paragraph-properties style:line-height-at-least="0.198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ccccc" style:font-name="Consolas" fo:font-size="6.75pt" fo:font-weight="normal" fo:background-color="#1f1f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1 :</text:p>
      <text:p text:style-name="P1"/>
      <text:p text:style-name="P1">Quel est l’affichage produit par le programme suivant? </text:p>
      <text:p text:style-name="P1"><text:s text:c="6"/>a= 1 ; et b=2 ;</text:p>
      <text:p text:style-name="P1">// on aura pas un échange car la transmission de paramétres en java se fait par valeur 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S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S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16T10:13:33.55</meta:creation-date>
    <meta:editing-duration>PT49M41S</meta:editing-duration>
    <meta:editing-cycles>4</meta:editing-cycles>
    <meta:generator>OpenOffice/4.1.15$Win32 OpenOffice.org_project/4115m2$Build-9813</meta:generator>
    <meta:initial-creator>Diarra faye</meta:initial-creator>
    <dc:date>2024-01-16T16:17:55.14</dc:date>
    <dc:creator>Diarra faye</dc:creator>
    <meta:document-statistic meta:table-count="0" meta:image-count="0" meta:object-count="0" meta:page-count="1" meta:paragraph-count="5" meta:word-count="34" meta:character-count="176"/>
  </office:meta>
</office:document-meta>
</file>